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New" svg:font-family="CourierNew" style:font-family-generic="modern" style:font-pitch="fixed"/>
    <style:font-face style:name="CourierNew1" svg:font-family="CourierNew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Paragraphe">
      <style:paragraph-properties fo:text-align="center" style:justify-single-word="false" fo:keep-with-next="auto"/>
    </style:style>
    <style:style style:name="P2" style:family="paragraph" style:parent-style-name="Paragraphe">
      <style:paragraph-properties fo:keep-with-next="auto"/>
    </style:style>
    <style:style style:name="P3" style:family="paragraph" style:parent-style-name="Paragraphe" style:list-style-name="WWNum868">
      <style:paragraph-properties fo:keep-with-next="auto"/>
    </style:style>
    <style:style style:name="P4" style:family="paragraph" style:parent-style-name="Paragraphe">
      <style:paragraph-properties fo:text-align="end" style:justify-single-word="false"/>
    </style:style>
    <style:style style:name="P5" style:family="paragraph" style:parent-style-name="Titre_20_1">
      <style:paragraph-properties fo:text-align="center" style:justify-single-word="false" fo:keep-with-next="always"/>
    </style:style>
    <style:style style:name="P6" style:family="paragraph" style:parent-style-name="Titre_20_1">
      <style:paragraph-properties fo:keep-with-next="always"/>
    </style:style>
    <style:style style:name="P7" style:family="paragraph" style:parent-style-name="Titre_20_1">
      <style:paragraph-properties fo:keep-with-next="always"/>
      <style:text-properties fo:language="fr" fo:country="FR" style:language-asian="zxx" style:country-asian="none" style:language-complex="zxx" style:country-complex="none"/>
    </style:style>
    <style:style style:name="P8" style:family="paragraph" style:parent-style-name="Titre_20_2">
      <style:paragraph-properties fo:keep-with-next="alway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126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entions légales</text:p>
      <text:p text:style-name="P1">En vigueur au 21/05/2025</text:p>
      <text:p text:style-name="P1"/>
      <text:p text:style-name="P1"><text:s/></text:p>
      <text:p text:style-name="P2">Conformément aux dispositions de la loi n°2004-575 du 21 juin 2004 pour la Confiance en l’économie n<text:span text:style-name="T2">u</text:span>mérique, il est porté à la connaissance des utilisateurs et visiteurs, ci-après l' "<text:span text:style-name="T1">Utilisateur</text:span>", du site quantix.pythonanywhere.com , ci-après le "<text:span text:style-name="T1">Site</text:span>", les présentes mentions légales.</text:p>
      <text:p text:style-name="P2"/>
      <text:p text:style-name="P2">La connexion et la navigation sur le Site par l’Utilisateur implique acceptation intégrale et sans réserve des présentes mentions légales.</text:p>
      <text:p text:style-name="P2"/>
      <text:p text:style-name="P2">Ces dernières sont accessibles sur le Site à la rubrique "<text:span text:style-name="T1">Mentions légales</text:span>".</text:p>
      <text:p text:style-name="P2"/>
      <text:p text:style-name="P8">EDITION DU SITE</text:p>
      <text:p text:style-name="P2">L’édition et la direction de la publication du Site est assurée par Monsieur Quentin BARDES, domicilié au A3, Parisian, 8, Stanley Mound Road, Hong Kong, Chin<text:span text:style-name="T2">e</text:span>, dont le numéro de téléphone est <text:span text:style-name="T2">+</text:span>852 5181 0976, et l'adresse e-mail quentinbardes.perso@gmail.com.</text:p>
      <text:p text:style-name="P2"/>
      <text:p text:style-name="P2">ci-après l'"<text:span text:style-name="T1">Editeur</text:span>".</text:p>
      <text:p text:style-name="P6"/>
      <text:p text:style-name="P8">HEBERGEUR</text:p>
      <text:p text:style-name="P7"/>
      <text:p text:style-name="P2">L'hébergeur du Site est la société PythonAnywhere LLP, dont le siège social est situé au 5 The Green, Richmond, <text:span text:style-name="T2">Royaume Uni</text:span>. </text:p>
      <text:p text:style-name="P6"/>
      <text:p text:style-name="P8">HEBERGEUR</text:p>
      <text:p text:style-name="P6"/>
      <text:p text:style-name="P2">L'hébergeur du Site est la société PythonAnywhere LLP, dont le siège social est situé au <text:s/>5 The Green <text:s/>Richmond . Le numéro de téléphone de l'hébergeur est le 893564379.</text:p>
      <text:p text:style-name="P6"/>
      <text:p text:style-name="P8">ACCES AU SITE</text:p>
      <text:p text:style-name="P6"/>
      <text:p text:style-name="P2">Le Site est normalement accessible, à tout moment, à l'Utilisateur. Toutefois, l'Editeur pourra, à tout moment, suspendre, limiter ou interrompre le Site afin de procéder, notamment, à des mises à jour ou des modifications de son contenu. L'Editeur ne pourra en aucun cas être tenu responsable des conséquences éventuelles de cette indisponibilité sur les activités de l'Utilisateur.</text:p>
      <text:p text:style-name="Paragraphe"/>
      <text:p text:style-name="P8">COLLECTE DES DONNEES</text:p>
      <text:p text:style-name="P2"/>
      <text:p text:style-name="P2">Le Site assure à l'Utilisateur une collecte et un traitement des données personnelles dans le respect de la vie privée conformément à la loi n°78-17 du 6 janvier 1978 relative à l'informatique, aux fichiers <text:s/>aux libertés et dans le respect de la règlementation applicable en matière de traitement des données à caractère personnel conformément au règlement (UE) 2016/679 du Parlement européen et du <text:soft-page-break/>Conseil du 27 avril 2016 (ci-après, ensemble, la "<text:span text:style-name="T1">Règlementation applicable en matière de protection des Données à caractère personnel</text:span>"). </text:p>
      <text:p text:style-name="P2"/>
      <text:p text:style-name="P2">En vertu de la Règlementation applicable en matière de protection des Données à caractère personnel, l'Utilisateur dispose d'un droit d'accès, de rectification, de suppression et d'opposition de ses données personnelles. L'Utilisateur peut exercer ce droit :</text:p>
      <text:list text:style-name="WWNum868">
        <text:list-item text:start-value="1">
          <text:p text:style-name="P3">par mail à l'adresse email quantix.agenda@gmail.com﻿</text:p>
        </text:list-item>
      </text:list>
      <text:p text:style-name="P2"><text:s/></text:p>
      <text:p text:style-name="P2">Toute utilisation, reproduction, diffusion, commercialisation, modification de toute ou partie du Site﻿, sans autorisation expresse de l’Editeur est prohibée et pourra entraîner des actions et poursuites judiciaires telles que prévues par la règlementation en vigueur.</text:p>
      <text:p text:style-name="P2"/>
      <text:p text:style-name="P2">Pour plus d'informations en matière de protection des données à caractère personnel, se reporter à la <text:span text:style-name="T2">Politique de confidentialité</text:span> du site quantix.pythonanywhere.com accessible depuis la rubrique "<text:span text:style-name="T2">Politique de confidentialité</text:span>"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New" svg:font-family="CourierNew" style:font-family-generic="modern" style:font-pitch="fixed"/>
    <style:font-face style:name="CourierNew1" svg:font-family="CourierNew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Noto Serif CJK SC" style:font-size-asian="10pt" style:language-asian="zh" style:country-asian="CN" style:font-name-complex="Noto Sans Devanaga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en" fo:country="US" style:letter-kerning="false" style:font-name-asian="Noto Serif CJK SC" style:font-size-asian="10pt" style:language-asian="zh" style:country-asian="CN" style:font-name-complex="Noto Sans Devanagari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Paragraphe" style:next-style-name="Paragraphe" style:class="chapter">
      <style:text-properties fo:font-size="28pt" style:font-size-asian="28pt" style:font-size-complex="28pt"/>
    </style:style>
    <style:style style:name="Heading_20_1" style:display-name="Heading 1" style:family="paragraph" style:parent-style-name="Paragraphe" style:next-style-name="Paragraphe" style:class="text">
      <style:text-properties fo:color="#2e74b5" loext:opacity="100%" fo:font-size="16pt" style:font-size-asian="16pt" style:font-size-complex="16pt"/>
    </style:style>
    <style:style style:name="Heading_20_2" style:display-name="Heading 2" style:family="paragraph" style:parent-style-name="Paragraphe" style:next-style-name="Paragraphe" style:class="text">
      <style:text-properties fo:color="#2e74b5" loext:opacity="100%" fo:font-size="13pt" style:font-size-asian="13pt" style:font-size-complex="13pt"/>
    </style:style>
    <style:style style:name="Heading_20_3" style:display-name="Heading 3" style:family="paragraph" style:parent-style-name="Paragraphe" style:next-style-name="Paragraphe" style:class="text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Paragraphe" style:next-style-name="Paragraphe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Paragraphe" style:next-style-name="Paragraphe" style:class="text">
      <style:text-properties fo:color="#2e74b5" loext:opacity="100%"/>
    </style:style>
    <style:style style:name="Heading_20_6" style:display-name="Heading 6" style:family="paragraph" style:parent-style-name="Paragraphe" style:next-style-name="Paragraphe" style:class="text">
      <style:text-properties fo:color="#1f4d78" loext:opacity="100%"/>
    </style:style>
    <style:style style:name="Strong_20_Emphasis" style:display-name="Strong Emphasis" style:family="paragraph" style:parent-style-name="Paragraphe" style:next-style-name="Paragraphe">
      <style:text-properties fo:font-weight="bold" style:font-weight-asian="bold" style:font-weight-complex="bold"/>
    </style:style>
    <style:style style:name="List_20_Paragraph" style:display-name="List Paragraph" style:family="paragraph" style:parent-style-name="Paragraphe"/>
    <style:style style:name="Footnote" style:family="paragraph" style:parent-style-name="Paragraphe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Paragraphe" style:family="paragraph">
      <style:paragraph-properties fo:margin-top="0in" fo:margin-bottom="0in" style:contextual-spacing="false" fo:line-height="130%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Titre_20_1" style:display-name="Titre 1" style:family="paragraph">
      <style:paragraph-properties fo:margin-top="0in" fo:margin-bottom="0in" style:contextual-spacing="false" fo:line-height="130%" fo:text-align="start" style:justify-single-word="false" fo:keep-together="always" fo:orphans="2" fo:widows="2" fo:keep-with-next="always" style:writing-mode="lr-tb"/>
      <style:text-properties fo:color="#051259" loext:opacity="100%"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itre_20_2" style:display-name="Titre 2" style:family="paragraph">
      <style:paragraph-properties fo:margin-top="0in" fo:margin-bottom="0in" style:contextual-spacing="false" fo:line-height="130%" fo:text-align="start" style:justify-single-word="false" fo:keep-together="always" fo:orphans="2" fo:widows="2" fo:keep-with-next="always" style:writing-mode="lr-tb"/>
      <style:text-properties fo:color="#051259" loext:opacity="100%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itre_20_3" style:display-name="Titre 3" style:family="paragraph">
      <style:paragraph-properties fo:margin-top="0in" fo:margin-bottom="0in" style:contextual-spacing="false" fo:line-height="130%" fo:text-align="start" style:justify-single-word="false" fo:keep-together="always" fo:orphans="2" fo:widows="2" fo:keep-with-next="always" style:writing-mode="lr-tb"/>
      <style:text-properties fo:color="#051259" loext:opacity="100%" style:font-name="Arial" fo:font-family="Arial" style:font-family-generic="roman" style:font-pitch="variable"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Titre_20_4" style:display-name="Titre 4" style:family="paragraph">
      <style:paragraph-properties fo:margin-top="0in" fo:margin-bottom="0in" style:contextual-spacing="false" fo:line-height="130%" fo:text-align="start" style:justify-single-word="false" fo:orphans="2" fo:widows="2" style:writing-mode="lr-tb"/>
      <style:text-properties fo:color="#051259" loext:opacity="100%" style:font-name="Arial" fo:font-family="Arial" style:font-family-generic="roman" style:font-pitch="variable"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asian="CourierNew1" style:font-family-asian="CourierNew" style:font-family-generic-asian="system" style:font-pitch-asian="variable" style:font-name-complex="CourierNew1" style:font-family-complex="CourierNew" style:font-family-generic-complex="system" style:font-pitch-complex="variable"/>
    </style:style>
    <style:style style:name="ListLabel_20_12" style:display-name="ListLabel 12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asian="CourierNew1" style:font-family-asian="CourierNew" style:font-family-generic-asian="system" style:font-pitch-asian="variable" style:font-name-complex="CourierNew1" style:font-family-complex="CourierNew" style:font-family-generic-complex="system" style:font-pitch-complex="variable"/>
    </style:style>
    <style:style style:name="ListLabel_20_15" style:display-name="ListLabel 15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asian="CourierNew1" style:font-family-asian="CourierNew" style:font-family-generic-asian="system" style:font-pitch-asian="variable" style:font-name-complex="CourierNew1" style:font-family-complex="CourierNew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68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Courier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Courier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CourierNew"/>
      </text:list-level-style-bullet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6.2569in" fo:margin-left="0in" fo:margin-top="0in" fo:margin-bottom="0in" table:align="left" style:writing-mode="page"/>
    </style:style>
    <style:style style:name="Table1.A" style:family="table-column">
      <style:table-column-properties style:column-width="3.1285in"/>
    </style:style>
    <style:style style:name="Table1.B" style:family="table-column">
      <style:table-column-properties style:column-width="3.127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Paragraphe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1in" fo:margin-bottom="0.4917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083in" fo:margin-left="0in" fo:margin-right="0in" fo:margin-top="0.468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aragraphe"/>
            </table:table-cell>
            <table:table-cell table:style-name="Table1.A1" office:value-type="string">
              <text:p text:style-name="MP1"><text:page-number text:select-page="current">2</text:page-number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meta:editing-cycles>2</meta:editing-cycles>
    <meta:creation-date>2025-05-20T22:34:39.275000000</meta:creation-date>
    <dc:date>2025-05-21T06:40:41.291275745</dc:date>
    <meta:editing-duration>PT5M41S</meta:editing-duration>
    <meta:document-statistic meta:table-count="1" meta:image-count="0" meta:object-count="0" meta:page-count="2" meta:paragraph-count="23" meta:word-count="429" meta:character-count="2910" meta:non-whitespace-character-count="2497"/>
    <meta:generator>LibreOffice/24.2.7.2$Linux_X86_64 LibreOffice_project/420$Build-2</meta:generator>
  </office:meta>
</office:document-meta>
</file>